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0" style:apply-style-name="Untitled1" style:base-cell-address="Sheet1.A1"/>
    </style:style>
    <style:style style:name="ce2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2" table:number-columns-repeated="10" table:default-cell-style-name="ce2"/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2" table:number-rows-repeated="18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Sheet1.A1:Sheet1.E5">
            <calcext:condition calcext:apply-style-name="Untitled1" calcext:value="=0" calcext:base-cell-address="Sheet1.A1"/>
          </calcext:conditional-format>
          <calcext:conditional-format calcext:target-range-address="Sheet1.A1:Sheet1.E5">
            <calcext:condition calcext:apply-style-name="Untitled2" calcext:value="=1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3:13:07.309081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2:25:18.299896730</meta:creation-date>
    <dc:date>2019-10-18T13:15:16.413486217</dc:date>
    <meta:editing-duration>PT1H35M55S</meta:editing-duration>
    <meta:editing-cycles>7</meta:editing-cycles>
    <meta:generator>LibreOffice/6.2.7.1$Linux_X86_64 LibreOffice_project/20$Build-1</meta:generator>
    <meta:document-statistic meta:table-count="1" meta:cell-count="25" meta:object-count="0"/>
  </office:meta>
</office:document-meta>
</file>